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0+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+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80-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00+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1+57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199+15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3">00/00/0000</text:date>, <text:time style:data-style-name="N2" text:time-value="08:19:57.205075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2T19:54:15.630357501</meta:creation-date>
    <meta:generator>LibreOffice/6.4.7.2$Linux_X86_64 LibreOffice_project/40$Build-2</meta:generator>
    <dc:date>2022-09-13T08:39:28.143561505</dc:date>
    <meta:editing-duration>PT57M25S</meta:editing-duration>
    <meta:editing-cycles>5</meta:editing-cycles>
    <meta:document-statistic meta:table-count="1" meta:cell-count="12" meta:object-count="0"/>
  </office:meta>
</office:document-meta>
</file>